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2pt" fo:font-weight="normal" officeooo:rsid="002ad885" style:font-name-asian="NimbusSanL-Bold" style:font-size-asian="12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rial" style:font-name-asian="NimbusSanL-Regu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6pt" style:text-underline-style="solid" style:text-underline-width="auto" style:text-underline-color="font-color" fo:font-weight="bold" style:font-name-asian="NimbusSanL-Bold" style:font-size-asian="16pt" style:font-weight-asian="bold" style:font-name-complex="Arial1" style:font-size-complex="16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paragraph-rsid="000da278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rsid="0054b8ba" officeooo:paragraph-rsid="0054b8ba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Nimbus Sans" fo:font-size="12pt" officeooo:rsid="00528fb5" officeooo:paragraph-rsid="005cab21" style:font-name-asian="NimbusSanL-Regu" style:font-size-asian="12pt" style:font-name-complex="Arial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5e06a8" officeooo:paragraph-rsid="005e06a8"/>
    </style:style>
    <style:style style:name="P10" style:family="paragraph" style:parent-style-name="Standard">
      <style:text-properties style:font-name="Nimbus Sans" fo:font-size="12pt" officeooo:paragraph-rsid="005011e7" style:font-size-asian="12pt" style:font-size-complex="12pt"/>
    </style:style>
    <style:style style:name="P1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Arial" fo:font-size="16pt" fo:font-weight="bold" officeooo:rsid="0042a8e3" style:font-name-asian="NimbusSanL-Bold" style:font-size-asian="16pt" style:font-weight-asian="bold" style:font-name-complex="Arial1" style:font-size-complex="16pt" style:font-weight-complex="bold"/>
    </style:style>
    <style:style style:name="P12" style:family="paragraph" style:parent-style-name="Standard" style:list-style-name="L1">
      <style:paragraph-properties fo:margin-top="0cm" fo:margin-bottom="0cm" style:contextual-spacing="false" fo:line-height="100%"/>
      <style:text-properties fo:color="#000081" loext:opacity="100%" style:font-name="Nimbus Sans" fo:font-size="12pt" officeooo:rsid="00528fb5" officeooo:paragraph-rsid="005cab21" style:font-name-asian="NimbusSanL-Regu" style:font-size-asian="12pt" style:font-name-complex="Arial1" style:font-size-complex="12pt"/>
    </style:style>
    <style:style style:name="P13" style:family="paragraph" style:parent-style-name="Standard" style:list-style-name="L1">
      <style:paragraph-properties fo:margin-top="0cm" fo:margin-bottom="0cm" style:contextual-spacing="false" fo:line-height="100%"/>
      <style:text-properties fo:color="#000081" loext:opacity="100%" style:font-name="Nimbus Sans" fo:font-size="12pt" officeooo:rsid="005cab21" officeooo:paragraph-rsid="005cab21" style:font-name-asian="NimbusSanL-Regu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5pt" style:text-underline-style="solid" style:text-underline-width="auto" style:text-underline-color="font-color" fo:font-weight="bold" officeooo:rsid="0054b8ba" officeooo:paragraph-rsid="0037ca98" style:font-name-asian="NimbusSanL-Bold" style:font-size-asian="15pt" style:font-weight-asian="bold" style:font-name-complex="Arial1" style:font-size-complex="15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36cd8f" officeooo:paragraph-rsid="00528fb5" style:font-name-asian="NimbusSanL-Regu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54b8ba" officeooo:paragraph-rsid="0054b8ba" style:font-name-asian="NimbusSanL-Regu" style:font-size-asian="12pt" style:font-weight-asian="normal" style:font-name-complex="Arial1" style:font-size-complex="12pt" style:font-weight-complex="normal"/>
    </style:style>
    <style:style style:name="P17" style:family="paragraph" style:parent-style-name="Standard" style:list-style-name="L2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5a5f6e" officeooo:paragraph-rsid="005c5240" style:font-name-asian="NimbusSanL-Regu" style:font-size-asian="12pt" style:font-weight-asian="normal" style:font-name-complex="Arial1" style:font-size-complex="12pt" style:font-weight-complex="normal"/>
    </style:style>
    <style:style style:name="P18" style:family="paragraph" style:parent-style-name="Standard" style:list-style-name="L2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5c5240" officeooo:paragraph-rsid="005c5240" style:font-name-asian="NimbusSanL-Regu" style:font-size-asian="12pt" style:font-weight-asian="normal" style:font-name-complex="Arial1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5cab21" officeooo:paragraph-rsid="005cab21" style:font-name-asian="NimbusSanL-Regu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5e06a8" officeooo:paragraph-rsid="005e06a8" style:font-name-asian="NimbusSanL-Regu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5e60d7" officeooo:paragraph-rsid="005e60d7" style:font-name-asian="NimbusSanL-Regu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normal" officeooo:rsid="00580876" officeooo:paragraph-rsid="00580876" style:font-name-asian="NimbusSanL-Regu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Nimbus Sans" fo:font-size="12pt" fo:font-weight="bold" officeooo:rsid="005e60d7" officeooo:paragraph-rsid="005e60d7" style:font-name-asian="NimbusSanL-Regu" style:font-size-asian="12pt" style:font-weight-asian="bold" style:font-name-complex="Arial1" style:font-size-complex="12pt" style:font-weight-complex="bold"/>
    </style:style>
    <style:style style:name="P24" style:family="paragraph" style:parent-style-name="Standard" style:list-style-name="L2">
      <style:paragraph-properties fo:margin-top="0cm" fo:margin-bottom="0cm" style:contextual-spacing="false" fo:line-height="100%"/>
      <style:text-properties style:font-name="Nimbus Sans" fo:font-size="12pt" officeooo:rsid="00561d62" officeooo:paragraph-rsid="00561d62" style:font-size-asian="12pt" style:font-size-complex="12pt"/>
    </style:style>
    <style:style style:name="P25" style:family="paragraph" style:parent-style-name="Standard" style:list-style-name="L2">
      <style:paragraph-properties fo:margin-top="0cm" fo:margin-bottom="0cm" style:contextual-spacing="false" fo:line-height="100%"/>
      <style:text-properties style:font-name="Nimbus Sans" fo:font-size="12pt" officeooo:rsid="00580876" officeooo:paragraph-rsid="00580876" style:font-size-asian="12pt" style:font-size-complex="12pt"/>
    </style:style>
    <style:style style:name="P26" style:family="paragraph" style:parent-style-name="Standard" style:list-style-name="L2">
      <style:paragraph-properties fo:margin-top="0cm" fo:margin-bottom="0cm" style:contextual-spacing="false" fo:line-height="100%"/>
      <style:text-properties style:font-name="Nimbus Sans" fo:font-size="12pt" officeooo:rsid="005a5f6e" officeooo:paragraph-rsid="005c5240" style:font-size-asian="12pt" style:font-size-complex="12pt"/>
    </style:style>
    <style:style style:name="P27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5cab2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officeooo:paragraph-rsid="002a670e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officeooo:paragraph-rsid="00620220"/>
    </style:style>
    <style:style style:name="P30" style:family="paragraph" style:parent-style-name="Standard">
      <style:text-properties fo:color="#000000" loext:opacity="100%" style:font-name="Nimbus Sans" fo:font-size="12pt" officeooo:rsid="00528fb5" officeooo:paragraph-rsid="005011e7" style:font-name-asian="NimbusSanL-Regu" style:font-size-asian="12pt" style:font-name-complex="Arial1" style:font-size-complex="12pt"/>
    </style:style>
    <style:style style:name="T1" style:family="text">
      <style:text-properties officeooo:rsid="004c9461"/>
    </style:style>
    <style:style style:name="T2" style:family="text">
      <style:text-properties fo:color="#000000" loext:opacity="100%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Arial" fo:font-size="12pt" fo:font-weight="normal" style:font-name-asian="NimbusSanL-Bold" style:font-size-asian="12pt" style:font-weight-asian="normal" style:font-name-complex="Arial1" style:font-size-complex="12pt" style:font-weight-complex="normal"/>
    </style:style>
    <style:style style:name="T4" style:family="text">
      <style:text-properties fo:color="#000000" loext:opacity="100%" fo:font-weight="bold" style:font-name-asian="NimbusSanL-Regu" style:font-weight-asian="bold" style:font-name-complex="Arial1"/>
    </style:style>
    <style:style style:name="T5" style:family="text">
      <style:text-properties fo:color="#000000" loext:opacity="100%" fo:font-weight="normal" officeooo:rsid="001f5ab0" style:font-name-asian="NimbusSanL-Bold" style:font-weight-asian="normal" style:font-name-complex="Arial1" style:font-weight-complex="normal"/>
    </style:style>
    <style:style style:name="T6" style:family="text">
      <style:text-properties fo:color="#000000" loext:opacity="100%" fo:font-weight="normal" style:font-name-asian="NimbusSanL-Regu" style:font-weight-asian="normal" style:font-name-complex="Arial1" style:font-weight-complex="normal"/>
    </style:style>
    <style:style style:name="T7" style:family="text">
      <style:text-properties fo:color="#000000" loext:opacity="100%" fo:font-weight="normal" officeooo:rsid="0036cd8f" style:font-name-asian="NimbusSanL-Regu" style:font-weight-asian="normal" style:font-name-complex="Arial1" style:font-weight-complex="normal"/>
    </style:style>
    <style:style style:name="T8" style:family="text">
      <style:text-properties fo:color="#000000" loext:opacity="100%" fo:font-weight="normal" officeooo:rsid="00566e34" style:font-name-asian="NimbusSanL-Regu" style:font-weight-asian="normal" style:font-name-complex="Arial1" style:font-weight-complex="normal"/>
    </style:style>
    <style:style style:name="T9" style:family="text">
      <style:text-properties fo:color="#000000" loext:opacity="100%" fo:font-weight="normal" officeooo:rsid="00580876" style:font-name-asian="NimbusSanL-Regu" style:font-weight-asian="normal" style:font-name-complex="Arial1" style:font-weight-complex="normal"/>
    </style:style>
    <style:style style:name="T10" style:family="text">
      <style:text-properties fo:color="#000000" loext:opacity="100%" fo:font-weight="normal" officeooo:rsid="00528fb5" style:font-name-asian="NimbusSanL-Regu" style:font-weight-asian="normal" style:font-name-complex="Arial1" style:font-weight-complex="normal"/>
    </style:style>
    <style:style style:name="T11" style:family="text">
      <style:text-properties fo:color="#000000" loext:opacity="100%" fo:font-weight="normal" officeooo:rsid="0058db96" style:font-name-asian="NimbusSanL-Regu" style:font-weight-asian="normal" style:font-name-complex="Arial1" style:font-weight-complex="normal"/>
    </style:style>
    <style:style style:name="T12" style:family="text">
      <style:text-properties fo:color="#000000" loext:opacity="100%" fo:font-weight="normal" officeooo:rsid="005c5240" style:font-name-asian="NimbusSanL-Regu" style:font-weight-asian="normal" style:font-name-complex="Arial1" style:font-weight-complex="normal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fo:color="#000000" loext:opacity="100%" fo:font-weight="normal" officeooo:rsid="00566e34" style:font-weight-asian="normal" style:font-weight-complex="normal"/>
    </style:style>
    <style:style style:name="T15" style:family="text">
      <style:text-properties fo:color="#000000" loext:opacity="100%" fo:font-weight="normal" officeooo:rsid="00580876" style:font-weight-asian="normal" style:font-weight-complex="normal"/>
    </style:style>
    <style:style style:name="T16" style:family="text">
      <style:text-properties fo:color="#000000" loext:opacity="100%" fo:font-weight="normal" officeooo:rsid="005cab21" style:font-weight-asian="normal" style:font-weight-complex="normal"/>
    </style:style>
    <style:style style:name="T17" style:family="text">
      <style:text-properties fo:color="#000000" loext:opacity="100%" fo:font-weight="normal" officeooo:rsid="005c5240" style:font-weight-asian="normal" style:font-weight-complex="normal"/>
    </style:style>
    <style:style style:name="T18" style:family="text">
      <style:text-properties fo:color="#000000" loext:opacity="100%" style:text-position="0% 100%" style:font-name="Nimbus Sans L" fo:font-size="12pt" fo:font-weight="bold" officeooo:rsid="00a65559" style:font-name-asian="NimbusSanL-Regu" style:font-size-asian="12pt" style:font-weight-asian="bold" style:font-name-complex="Arial1" style:font-size-complex="12pt" style:font-weight-complex="bold"/>
    </style:style>
    <style:style style:name="T19" style:family="text">
      <style:text-properties fo:color="#000000" loext:opacity="100%" style:text-position="0% 100%" style:font-name="Nimbus Sans L" fo:font-size="12pt" fo:font-weight="bold" officeooo:rsid="00620220" style:font-name-asian="NimbusSanL-Regu" style:font-size-asian="12pt" style:font-weight-asian="bold" style:font-name-complex="Arial1" style:font-size-complex="12pt" style:font-weight-complex="bold"/>
    </style:style>
    <style:style style:name="T20" style:family="text">
      <style:text-properties fo:color="#000000" loext:opacity="100%" style:text-position="0% 100%" style:font-name="Nimbus Sans L" fo:font-size="12pt" fo:font-weight="normal" officeooo:rsid="00a65559" style:font-name-asian="NimbusSanL-Regu" style:font-size-asian="12pt" style:font-weight-asian="normal" style:font-name-complex="Arial1" style:font-size-complex="12pt" style:font-weight-complex="normal"/>
    </style:style>
    <style:style style:name="T21" style:family="text">
      <style:text-properties fo:color="#000000" loext:opacity="100%" style:text-position="0% 100%" style:font-name="Nimbus Sans L" fo:font-size="12pt" fo:font-weight="normal" officeooo:rsid="00620220" style:font-name-asian="NimbusSanL-Regu" style:font-size-asian="12pt" style:font-weight-asian="normal" style:font-name-complex="Arial1" style:font-size-complex="12pt" style:font-weight-complex="normal"/>
    </style:style>
    <style:style style:name="T22" style:family="text">
      <style:text-properties fo:color="#000000" loext:opacity="100%" style:font-name="Nimbus Sans L" fo:font-size="12pt" fo:font-weight="normal" officeooo:rsid="001f20ca" style:font-name-asian="NimbusSanL-Regu" style:font-size-asian="12pt" style:font-weight-asian="normal" style:font-name-complex="Arial1" style:font-size-complex="12pt" style:font-weight-complex="normal"/>
    </style:style>
    <style:style style:name="T23" style:family="text">
      <style:text-properties fo:color="#000000" loext:opacity="100%" style:font-name="Nimbus Sans L" fo:font-size="12pt" fo:font-weight="normal" officeooo:rsid="00528fb5" style:font-name-asian="NimbusSanL-Regu" style:font-size-asian="12pt" style:font-weight-asian="normal" style:font-name-complex="Arial1" style:font-size-complex="12pt" style:font-weight-complex="normal"/>
    </style:style>
    <style:style style:name="T24" style:family="text">
      <style:text-properties fo:color="#000000" loext:opacity="100%" style:font-name="Nimbus Sans" fo:font-size="12pt" fo:font-weight="normal" style:font-name-asian="NimbusSanL-Regu" style:font-size-asian="12pt" style:font-weight-asian="normal" style:font-name-complex="Arial1" style:font-size-complex="12pt" style:font-weight-complex="normal"/>
    </style:style>
    <style:style style:name="T25" style:family="text">
      <style:text-properties fo:color="#000000" loext:opacity="100%" style:font-name="Nimbus Sans" fo:font-size="12pt" fo:font-weight="normal" officeooo:rsid="005cab21" style:font-name-asian="NimbusSanL-Regu" style:font-size-asian="12pt" style:font-weight-asian="normal" style:font-name-complex="Arial1" style:font-size-complex="12pt" style:font-weight-complex="normal"/>
    </style:style>
    <style:style style:name="T26" style:family="text">
      <style:text-properties fo:color="#000000" loext:opacity="100%" style:font-name="Nimbus Sans" fo:font-size="12pt" fo:font-weight="normal" officeooo:rsid="005e06a8" style:font-name-asian="NimbusSanL-Regu" style:font-size-asian="12pt" style:font-weight-asian="normal" style:font-name-complex="Arial1" style:font-size-complex="12pt" style:font-weight-complex="normal"/>
    </style:style>
    <style:style style:name="T27" style:family="text">
      <style:text-properties officeooo:rsid="000fd1ac"/>
    </style:style>
    <style:style style:name="T28" style:family="text">
      <style:text-properties officeooo:rsid="005cab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itle>Mount Chowan - Red Cord Hike – V1.1</text:title></text:p>
      <text:p text:style-name="P4"><text:span text:style-name="T27">Phil Shepherd – Dec 2018</text:span><text:line-break/></text:p>
      <text:p text:style-name="P2"><text:span text:style-name="T2">MAP: <text:tab/><text:tab/><text:tab/></text:span><text:span text:style-name="T3">Burringbar 9541-2S</text:span></text:p>
      <text:p text:style-name="P28"><text:span text:style-name="T18">Grid Ref Zone:<text:tab/></text:span><text:span text:style-name="T20">MGRS </text:span><text:span text:style-name="T22">56JN</text:span><text:span text:style-name="T23">P</text:span></text:p>
      <text:p text:style-name="P29"><text:span text:style-name="T19">Walking Grade</text:span><text:span text:style-name="T18">:<text:tab/></text:span><text:span text:style-name="T21">Grade 3 </text:span></text:p>
      <text:p text:style-name="P3"/>
      <text:p text:style-name="P5">Summary</text:p>
      <text:p text:style-name="P8">A pleasant, shady hike with minimal navigation challenges.<text:line-break/>Requires car shuttle. <text:span text:style-name="T28">Park cars at:</text:span></text:p>
      <text:list xml:id="list2923287704" text:style-name="L1">
        <text:list-item>
          <text:p text:style-name="P12"><text:span text:style-name="T28">The </text:span><text:span text:style-name="T14">junction of Smiths Creek Road and </text:span><text:span text:style-name="T15">Mount</text:span><text:span text:style-name="T14"> Chowan Road (</text:span><text:span text:style-name="T16">3903 5543</text:span><text:span text:style-name="T14">).</text:span></text:p>
        </text:list-item>
        <text:list-item>
          <text:p text:style-name="P13"><text:span text:style-name="T14">T</text:span><text:span text:style-name="T13">he </text:span><text:span text:style-name="T17">locked gate </text:span><text:span text:style-name="T13">on South Chowan road </text:span><text:span text:style-name="T17">(3893 5056)</text:span></text:p>
        </text:list-item>
      </text:list>
      <text:p text:style-name="P14"/>
      <text:p text:style-name="P14">Hike – Mount Chowan</text:p>
      <text:p text:style-name="P15"/>
      <text:p text:style-name="P7"><text:span text:style-name="T7">A</text:span><text:span text:style-name="T6">pproximately 7km with 450m ascent and 250m descent.</text:span></text:p>
      <text:p text:style-name="P16"/>
      <text:list xml:id="list2558423433" text:style-name="L2">
        <text:list-item>
          <text:p text:style-name="P24"><text:span text:style-name="T6">Start at </text:span><text:span text:style-name="T8">the junction of Smiths Creek Road and </text:span><text:span text:style-name="T9">Mount</text:span><text:span text:style-name="T8"> Chowan Road (</text:span><text:span text:style-name="T6">3903 5543</text:span><text:span text:style-name="T8">).</text:span></text:p>
        </text:list-item>
        <text:list-item>
          <text:p text:style-name="P25"><text:span text:style-name="T8">H</text:span><text:span text:style-name="T6">ead SE to the junction of Mount Chowan Road and Barrata Road (3986 5427)</text:span></text:p>
        </text:list-item>
        <text:list-item>
          <text:p text:style-name="P25"><text:span text:style-name="T6">Head S and then SW along Mount Chowan Road, to </text:span><text:span text:style-name="T11">its end point </text:span><text:span text:style-name="T6">at (3843 5247).</text:span></text:p>
        </text:list-item>
        <text:list-item>
          <text:p text:style-name="P17">Follow the narrow, steep track that heads off in an easterly direction towards Mount Chowan summit.</text:p>
        </text:list-item>
        <text:list-item>
          <text:p text:style-name="P17">At (3810 5238) a smaller track heads off to Mount Chowan summit. <text:s/>The main track bypasses the summit. <text:s/>They rejoin at (3803 5226).</text:p>
        </text:list-item>
        <text:list-item>
          <text:p text:style-name="P18">Continue S along the main track until it joins South Chowan Road at (3824 5185).</text:p>
        </text:list-item>
        <text:list-item>
          <text:p text:style-name="P26"><text:span text:style-name="T12">Follow South Chowan Road SSE to the locked gate at (3893 5056)</text:span><text:span text:style-name="T6"><text:line-break/></text:span></text:p>
        </text:list-item>
      </text:list>
      <text:p text:style-name="P19">After the locked gate South Chowan Road is open to public traffic. <text:s/>However, there is limited traffic so it is safe for scouts to continue the hike along this road. Alternative pick up points are:</text:p>
      <text:p text:style-name="P19"/>
      <text:list xml:id="list3314570958" text:style-name="L3">
        <text:list-item>
          <text:p text:style-name="P27"><text:span text:style-name="T25">The junction with Pearsons Road (3776 5073) –</text:span><text:span text:style-name="T26"> additional 1.8km hike</text:span></text:p>
        </text:list-item>
        <text:list-item>
          <text:p text:style-name="P27"><text:span text:style-name="T25">Unicorn Waterfall carpark (3730 5039) – </text:span><text:span text:style-name="T26">additional 3.2km hike</text:span><text:span text:style-name="T25"><text:line-break/></text:span></text:p>
        </text:list-item>
      </text:list>
      <text:p text:style-name="P9"><text:span text:style-name="T25">T</text:span><text:span text:style-name="T24">he Unicorn Waterfall is well worth visiting on the way home. <text:s/>A lesser knowb swimming hole, but access requires a bit of scrambling.</text:span></text:p>
      <text:p text:style-name="P20"/>
      <text:p text:style-name="P23">Alternatives</text:p>
      <text:p text:style-name="P21">The hike can also be done in the opposite direction.</text:p>
      <text:p text:style-name="P6"><text:span text:style-name="T5"><text:line-break/></text:span><text:span text:style-name="T4">Escape routes</text:span></text:p>
      <text:p text:style-name="P22">Possible to escape to Upper Burringbar by following the (private) track that heads off in a southerly direction at (3923 5309), </text:p>
      <text:p text:style-name="P22"/>
      <text:p text:style-name="P10"><text:span text:style-name="T4">Mobile phone reception<text:line-break/></text:span><text:span text:style-name="T10">Good</text:span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43f69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Mount Chowan - Red Cord Hike –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xton</meta:initial-creator>
    <meta:editing-cycles>73</meta:editing-cycles>
    <meta:creation-date>2018-05-28T00:23:00</meta:creation-date>
    <dc:date>2022-09-16T15:54:44.289423004</dc:date>
    <meta:editing-duration>PT16H50M4S</meta:editing-duration>
    <meta:generator>LibreOffice/7.1.5.2$Linux_X86_64 LibreOffice_project/10$Build-2</meta:generator>
    <dc:title>Mount Chowan - Red Cord Hike – V1.1</dc:title>
    <meta:document-statistic meta:table-count="0" meta:image-count="0" meta:object-count="0" meta:page-count="1" meta:paragraph-count="28" meta:word-count="314" meta:character-count="1767" meta:non-whitespace-character-count="1472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